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b8c" officeooo:paragraph-rsid="00093b8c"/>
    </style:style>
    <style:style style:name="P2" style:family="paragraph" style:parent-style-name="Standard">
      <style:text-properties fo:font-size="20pt" fo:font-weight="bold" officeooo:rsid="00093b8c" officeooo:paragraph-rsid="00093b8c"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093b8c" officeooo:paragraph-rsid="00093b8c"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6pt" fo:font-weight="bold" officeooo:rsid="00093b8c" officeooo:paragraph-rsid="00093b8c" style:font-size-asian="36pt" style:font-weight-asian="bold" style:font-size-complex="36pt" style:font-weight-complex="bold"/>
    </style:style>
    <style:style style:name="P5" style:family="paragraph" style:parent-style-name="Standard">
      <style:text-properties fo:font-size="16pt" fo:font-weight="bold" officeooo:rsid="00093b8c" officeooo:paragraph-rsid="00093b8c" style:font-size-asian="16pt" style:font-weight-asian="bold" style:font-size-complex="16pt" style:font-weight-complex="bold"/>
    </style:style>
    <style:style style:name="P6" style:family="paragraph" style:parent-style-name="Preformatted_20_Text">
      <style:text-properties officeooo:rsid="00093e89" officeooo:paragraph-rsid="00093e89"/>
    </style:style>
    <style:style style:name="P7" style:family="paragraph" style:parent-style-name="Preformatted_20_Text">
      <style:text-properties officeooo:rsid="00093e89" officeooo:paragraph-rsid="000a77f8"/>
    </style:style>
    <style:style style:name="P8" style:family="paragraph" style:parent-style-name="Preformatted_20_Text">
      <style:paragraph-properties fo:margin-top="0cm" fo:margin-bottom="0.499cm" loext:contextual-spacing="false"/>
    </style:style>
    <style:style style:name="P9" style:family="paragraph" style:parent-style-name="Standard">
      <style:text-properties officeooo:rsid="00093e89" officeooo:paragraph-rsid="00093e89"/>
    </style:style>
    <style:style style:name="P10" style:family="paragraph" style:parent-style-name="Standard">
      <style:text-properties officeooo:rsid="000c0eb2" officeooo:paragraph-rsid="000c0eb2"/>
    </style:style>
    <style:style style:name="P11" style:family="paragraph" style:parent-style-name="Standard">
      <style:text-properties officeooo:rsid="00093b8c" officeooo:paragraph-rsid="00093b8c"/>
    </style:style>
    <style:style style:name="P12" style:family="paragraph" style:parent-style-name="Standard">
      <style:text-properties fo:font-weight="bold" officeooo:rsid="000ec9a3" officeooo:paragraph-rsid="000ec9a3" style:font-weight-asian="bold" style:font-weight-complex="bold"/>
    </style:style>
    <style:style style:name="P13" style:family="paragraph" style:parent-style-name="Standard">
      <style:text-properties fo:font-weight="bold" officeooo:rsid="0010ac2c" officeooo:paragraph-rsid="0010ac2c" style:font-weight-asian="bold" style:font-weight-complex="bold"/>
    </style:style>
    <style:style style:name="P14" style:family="paragraph" style:parent-style-name="Standard">
      <style:text-properties officeooo:rsid="0010ac2c" officeooo:paragraph-rsid="0010ac2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officeooo:rsid="0013a1c0" officeooo:paragraph-rsid="0013a1c0"/>
    </style:style>
    <style:style style:name="P17" style:family="paragraph" style:parent-style-name="Standard">
      <style:text-properties fo:font-size="36pt" officeooo:rsid="0013a1c0" officeooo:paragraph-rsid="0013a1c0" style:font-size-asian="36pt" style:font-size-complex="36pt"/>
    </style:style>
    <style:style style:name="P18" style:family="paragraph" style:parent-style-name="Text_20_body">
      <style:text-properties officeooo:rsid="00093e89" officeooo:paragraph-rsid="000a77f8"/>
    </style:style>
    <style:style style:name="P19" style:family="paragraph" style:parent-style-name="Text_20_body">
      <style:text-properties officeooo:rsid="000c0eb2" officeooo:paragraph-rsid="000c0eb2"/>
    </style:style>
    <style:style style:name="P20" style:family="paragraph" style:parent-style-name="Text_20_body">
      <style:text-properties officeooo:rsid="0010ac2c" officeooo:paragraph-rsid="0010ac2c"/>
    </style:style>
    <style:style style:name="T1" style:family="text">
      <style:text-properties officeooo:rsid="00093e8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a77f8" style:font-style-asian="normal" style:font-style-complex="normal"/>
    </style:style>
    <style:style style:name="T5" style:family="text">
      <style:text-properties fo:font-style="normal" officeooo:rsid="000d2e3b" style:font-style-asian="normal" style:font-style-complex="normal"/>
    </style:style>
    <style:style style:name="T6" style:family="text">
      <style:text-properties fo:font-size="12pt" fo:font-style="normal" fo:font-weight="bold" officeooo:rsid="000a77f8" style:font-size-asian="12pt" style:font-style-asian="normal" style:font-weight-asian="bold" style:font-size-complex="12pt" style:font-style-complex="normal" style:font-weight-complex="bold"/>
    </style:style>
    <style:style style:name="T7" style:family="text">
      <style:text-properties fo:font-size="12pt" fo:font-style="normal" fo:font-weight="bold" officeooo:rsid="000c0eb2" style:font-size-asian="12pt" style:font-style-asian="normal" style:font-weight-asian="bold" style:font-size-complex="12pt" style:font-style-complex="normal" style:font-weight-complex="bold"/>
    </style:style>
    <style:style style:name="T8" style:family="text">
      <style:text-properties officeooo:rsid="001202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Laravel</text:p>
      <text:p text:style-name="P3">Instalação e Configuração de Ambiente Padrão</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Pré-requsitos</text:p>
      <text:p text:style-name="P1"/>
      <text:p text:style-name="P1">Para instalar o laravel você precisará do composer e para instalá-lo você pode usar o comando:</text:p>
      <text:p text:style-name="P1"/>
      <text:p text:style-name="P1">sudo apt-get install composer</text:p>
      <text:p text:style-name="P1"/>
      <text:p text:style-name="P2">Instalação do Laravel</text:p>
      <text:p text:style-name="P1"/>
      <text:p text:style-name="P1">Para instalar o laravel <text:span text:style-name="T1">na sua última versão </text:span>você pode usar o comando:</text:p>
      <text:p text:style-name="P1"/>
      <text:p text:style-name="P1">composer create-project –prefer-dist <text:s/>laravel/laravel nome-projeto</text:p>
      <text:p text:style-name="P1"/>
      <text:p text:style-name="P12">Problemas com permissão para criar diretórios dentro do diretório do web server</text:p>
      <text:p text:style-name="P1"/>
      <text:p text:style-name="P9">No linux você poderá ter problemas de permissao em algumas pastas, por exemplo, /<text:span text:style-name="T2">var</text:span><text:span text:style-name="T3">/www/html/. Você deverá conceder permissões de escrita/leitura para poder conseguir instalar projetos corretamente, </text:span><text:span text:style-name="T4">para isso, use o comando:</text:span></text:p>
      <text:p text:style-name="P9"><text:span text:style-name="T4"/></text:p>
      <text:p text:style-name="P6"><text:span text:style-name="Source_20_Text"><text:span text:style-name="T4">SUDO CHMOD -R 777 /var/www/html/</text:span></text:span></text:p>
      <text:p text:style-name="P6"><text:span text:style-name="Source_20_Text"><text:span text:style-name="T4"/></text:span></text:p>
      <text:p text:style-name="P7"><text:span text:style-name="Source_20_Text"><text:span text:style-name="T4">O comando -R indica que as permissões serão concedidas de forma recursiva a todas as subpastas.</text:span></text:span></text:p>
      <text:p text:style-name="P7"><text:span text:style-name="Source_20_Text"><text:span text:style-name="T4"/></text:span></text:p>
      <text:p text:style-name="P7"><text:span text:style-name="Source_20_Text"><text:span text:style-name="T7">No entanto, você deve e</text:span></text:span><text:span text:style-name="Source_20_Text"><text:span text:style-name="T6">ntend</text:span></text:span><text:span text:style-name="Source_20_Text"><text:span text:style-name="T7">er que</text:span></text:span><text:span text:style-name="Source_20_Text"><text:span text:style-name="T6"> o chmod e porque ele não é a opção mais segura para servidores de produção e sim para testes apenas:</text:span></text:span></text:p>
      <text:p text:style-name="P7"><text:span text:style-name="Source_20_Text"><text:span text:style-name="T4"/></text:span></text:p>
      <text:p text:style-name="P18"><text:span text:style-name="Source_20_Text"><text:span text:style-name="T4">Each digit in the chmod command represents an octal (3-bit) number. With three digits, that's 9 bits total. Each bit represents a permission; 1 == has permission, 0 == does not have permission.</text:span></text:span></text:p>
      <text:p text:style-name="Text_20_body">The three bits in each digit represent read (binary 100 == decimal 4), write (binary 010 == decimal 2), and execute (binary 001 == decimal 1). Decimal 7 is read+write+execute permission.</text:p>
      <text:p text:style-name="Text_20_body">The first digit of a <text:span text:style-name="Source_20_Text">chmod</text:span> command represents the permissions of the owner of a file or directory. The second is for the group. The third is for the "universe" -- that is, everyone else.</text:p>
      <text:p text:style-name="Text_20_body">So, <text:span text:style-name="Source_20_Text">chmod 777</text:span> represents read, write, and execute permission for you, the group, and everyone. This is usually much greater access than is required.</text:p>
      <text:p text:style-name="Text_20_body">For your real-world example, imagine if a file called <text:span text:style-name="Source_20_Text">my_bank_account_credentials</text:span> were altered with <text:span text:style-name="Source_20_Text">chmod 777</text:span>. Not very safe! A malicious user could change what's in there or just read it and happily take your money.</text:p>
      <text:p text:style-name="Text_20_body">For servers, the chief danger is that an exploited bug in the server code could allow an attacker to access anything that the server process has rights to -- which would include anything that has the <text:span text:style-name="Source_20_Text">777</text:span> permission set.</text:p>
      <text:p text:style-name="P7"><text:span text:style-name="Source_20_Text"><text:span text:style-name="T4"/></text:span></text:p>
      <text:p text:style-name="P10"><text:soft-page-break/><text:span text:style-name="T5">Se você estiver configurando um servidor, no entanto, você deverá pensar sempre em segurança. </text:span><text:span text:style-name="T4">E</text:span><text:span text:style-name="T3">xiste uma alternativa ao chmod -R 777 bem mais segura que será mostrada a seguir:</text:span></text:p>
      <text:p text:style-name="P10"><text:span text:style-name="T3"/></text:p>
      <text:p text:style-name="P19"><text:span text:style-name="Emphasis">Please</text:span><text:span text:style-name="T3"> stop suggesting to use 777. You're making your file writeable by everyone, which pretty much means you lose all security that the permission system was designed for. If you suggest this, think about the consequences it may have on a poorly configured webserver: it would become incredibly easy to "hack" the website, by overwriting the files. So, don't.</text:span></text:p>
      <text:p text:style-name="Text_20_body">Michael: there's a perfectly viable reason why your script can't create the directory, the user running PHP (that might be different from Apache) simply doesn't have sufficient permissions to do so. Instead of changing the permissions, I think you should solve the underlying problem, meaning your files have the wrong owner, or Apache or PHP is running under the wrong user.</text:p>
      <text:p text:style-name="Text_20_body">Now, it seems like you have your own server installed. You can determine which user is running PHP by running a simple script that calls the 'whoami' program installed in most linuxes:</text:p>
      <text:p text:style-name="Preformatted_20_Text"><text:span text:style-name="Source_20_Text">&lt;?php</text:span></text:p>
      <text:p text:style-name="P8"><text:span text:style-name="Source_20_Text">echo `whoami`;</text:span></text:p>
      <text:p text:style-name="Text_20_body">If all is right, you should see the username PHP is running under. Depending on your OS, this might be 'www-data', 'nobody', 'http', or any variation. If your website is the only website running, this is easy to change by changing the user Apache runs under. If you have Debian, like I tend to, you can edit the file /etc/apache2/envvars (as root), and change the value for APACHE_RUN_USER. Depending on your OS, this variable might be set in a different configuration file, so if you can't find it in /etc/apache2/envvars, try to search for the variable declaration by using:</text:p>
      <text:p text:style-name="P8"><text:span text:style-name="Source_20_Text">$ grep -R "APACHE_RUN_USER=" .</text:span></text:p>
      <text:p text:style-name="Text_20_body">From the directory all apache-config files are in.</text:p>
      <text:p text:style-name="Text_20_body">If you're not the only one on the server, you might want to consider creating user accounts for every website, and using something like Apache2-MPM-ITK to change the RUN_USER depending on which website is called. Also, make sure that the user the PHP process is running under is the owner of the files, and the directories. You can accomplish that by using chown:</text:p>
      <text:p text:style-name="P8"><text:span text:style-name="Source_20_Text">% chown theuser:theuser -R /var/www/website/</text:span></text:p>
      <text:p text:style-name="Text_20_body">If PHP is running with it's own user, and is the owner of the files and directories it needs to write in, the permission 700 would be enough. I tend to use 750 for most files myself though, as I generally have multiple users in that group, and they can have reading permissions. So, you can change the permissions:</text:p>
      <text:p text:style-name="P8"><text:span text:style-name="Source_20_Text">% chmod 0750 -R /var/www/website/</text:span></text:p>
      <text:p text:style-name="Text_20_body">That should be it. If you having issues, let us know, and <text:span text:style-name="Emphasis">please don't</text:span> ever take up any advice that essentially tells you: if security is bothering you, remove the security.</text:p>
      <text:p text:style-name="P10"><text:span text:style-name="T3"/></text:p>
      <text:p text:style-name="P10"><text:span text:style-name="T3"/></text:p>
      <text:p text:style-name="P13"><text:soft-page-break/><text:span text:style-name="T3">Problemas de permissão para criar arquivos de controle dentro do projetos</text:span></text:p>
      <text:p text:style-name="P14"><text:span text:style-name="T3"/></text:p>
      <text:p text:style-name="P14"><text:span text:style-name="T3">Em algum momento você poderá se deparar com um erro como:</text:span></text:p>
      <text:p text:style-name="P14"><text:span text:style-name="T3"/></text:p>
      <text:p text:style-name="P13"><text:span text:style-name="T3">UnexpectedValueException </text:span></text:p>
      <text:p text:style-name="P15">The stream or file "/var/www/html/teste2/storage/logs/laravel-2019-05-12.log" could not be opened: failed to open stream: Permission denied</text:p>
      <text:p text:style-name="Standard"/>
      <text:p text:style-name="P14">Basicamente, o seu usuário não tem permissão para ler/escrever um determinado arquivo. Para solucionar isso vocẽ deverá modificar as permissões das pastas dentro de um projeto especifico. Em um servidor podem existir diversos sites sendo executados e cada um deles pode perterncer a usuário especifico. Sendo assim, somente o usuário propietario do sistema pode ter permissão para ler/escrever nos arquivos do sistema. <text:span text:style-name="T8">Para corrigir isso siga as instruções abaixo:</text:span></text:p>
      <text:p text:style-name="P14"/>
      <text:p text:style-name="P14"/>
      <text:p text:style-name="P20"><text:span text:style-name="Strong_20_Emphasis"><text:span text:style-name="T3">Never set a directory to 777</text:span></text:span><text:span text:style-name="T3">. you should change directory ownership. so set your current user that you are logged in with as owner and the webserver user (www-data, apache, ...) as the group. You can try this:</text:span></text:p>
      <text:p text:style-name="Preformatted_20_Text"><text:span text:style-name="Source_20_Text">sudo chown -R $USER:www-data storage</text:span></text:p>
      <text:p text:style-name="P8"><text:span text:style-name="Source_20_Text">sudo chown -R $USER:www-data bootstrap/cache</text:span></text:p>
      <text:p text:style-name="Text_20_body">then to set directory permission try this:</text:p>
      <text:p text:style-name="Preformatted_20_Text"><text:span text:style-name="Source_20_Text">chmod -R 775 storage</text:span></text:p>
      <text:p text:style-name="P8"><text:span text:style-name="Source_20_Text">chmod -R 775 bootstrap/cache</text:span></text:p>
      <text:p text:style-name="Text_20_body"><text:span text:style-name="Strong_20_Emphasis">Update:</text:span></text:p>
      <text:p text:style-name="Text_20_body">Webserver user and group depend on your webserver and your OS. to figure out what's your web server user and group use the following commands. for nginx use:</text:p>
      <text:p text:style-name="Text_20_body"><text:span text:style-name="Source_20_Text">ps aux|grep nginx|grep -v grep</text:span> </text:p>
      <text:p text:style-name="Text_20_body">for apache use:</text:p>
      <text:p text:style-name="Text_20_body"><text:span text:style-name="Source_20_Text">ps aux | egrep '(apache|httpd)'</text:span></text:p>
      <text:p text:style-name="P20"><text:span text:style-name="T3">Sometimes we need to do more, because </text:span></text:p>
      <text:p text:style-name="P8"><text:span text:style-name="Source_20_Text">chmod -R 775 storage</text:span></text:p>
      <text:p text:style-name="Text_20_body">Means</text:p>
      <text:p text:style-name="Preformatted_20_Text"><text:span text:style-name="Source_20_Text">7 - Owner can write</text:span></text:p>
      <text:p text:style-name="Preformatted_20_Text"><text:span text:style-name="Source_20_Text">7 - Group can write</text:span></text:p>
      <text:p text:style-name="P8"><text:span text:style-name="Source_20_Text">5 - Others cannot write!</text:span></text:p>
      <text:p text:style-name="Text_20_body">If your webserver is not running as Vagrant, it will not be able to write to it, so you have 2 options:</text:p>
      <text:p text:style-name="P8"><text:span text:style-name="Source_20_Text">chmod -R 777 storage</text:span></text:p>
      <text:p text:style-name="Text_20_body">or change the group to your webserver user, supposing it's <text:span text:style-name="Source_20_Text">www-data</text:span>:</text:p>
      <text:p text:style-name="P8"><text:soft-page-break/><text:span text:style-name="Source_20_Text">chown -R vagrant:www-data storage</text:span></text:p>
      <text:p text:style-name="P14"><text:span text:style-name="T3"/></text:p>
      <text:p text:style-name="P14"><text:span text:style-name="T3"/></text:p>
      <text:p text:style-name="P14"><text:span text:style-name="T3"/></text:p>
      <text:p text:style-name="P17"><text:span text:style-name="T3">Referencia</text:span></text:p>
      <text:p text:style-name="P16"><text:span text:style-name="T3"/></text:p>
      <text:p text:style-name="P16"><text:a xlink:type="simple" xlink:href="https://stackoverflow.com/questions/23411520/how-to-fix-error-laravel-log-could-not-be-opened" text:style-name="Internet_20_link" text:visited-style-name="Visited_20_Internet_20_Link"><text:span text:style-name="T3">https://stackoverflow.com/questions/23411520/how-to-fix-error-laravel-log-could-not-be-opened</text:span></text:a></text:p>
      <text:p text:style-name="P16"><text:span text:style-name="T3"/></text:p>
      <text:p text:style-name="P1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2:28:50.820893009</meta:creation-date>
    <meta:generator>LibreOffice/6.2.2.2$Linux_X86_64 LibreOffice_project/20$Build-2</meta:generator>
    <dc:date>2019-05-12T19:55:09.934189330</dc:date>
    <meta:editing-duration>PT1H55M32S</meta:editing-duration>
    <meta:editing-cycles>9</meta:editing-cycles>
    <meta:document-statistic meta:table-count="0" meta:image-count="0" meta:object-count="0" meta:page-count="5" meta:paragraph-count="61" meta:word-count="1077" meta:character-count="6585" meta:non-whitespace-character-count="5565"/>
  </office:meta>
</office:document-meta>
</file>